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8A0000002678877D9320B6177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paragraph-rsid="001c4a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c4a13" officeooo:paragraph-rsid="001c4a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f087e" officeooo:paragraph-rsid="001f087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paragraph-rsid="001c4a13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c4a13" officeooo:paragraph-rsid="001c4a13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e1b6b" officeooo:paragraph-rsid="001e1b6b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e5c52" officeooo:paragraph-rsid="001e5c52"/>
    </style:style>
    <style:style style:name="T1" style:family="text">
      <style:text-properties officeooo:rsid="001c4a1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В виде какого тензора можно представить датасет из монохромных видеозаписей?</text:p>
      <text:p text:style-name="P1"/>
      <text:p text:style-name="P1">В виде тензора 2хNxM, <text:s/>N - кол-во пикселей в одном изображении, M - кол-во кадров в видео</text:p>
      <text:p text:style-name="P3"/>
      <text:p text:style-name="P2"><text:span text:style-name="T1">2. </text:span>При увеличении количества слоев нейронной сети, уменьшается ли степень нелинейности модели? Ответ обоснуйте</text:p>
      <text:p text:style-name="P2"/>
      <text:p text:style-name="P4">Степень нелинейности модели уменьшается, так как увеличивается количество связей.</text:p>
      <text:p text:style-name="P2"/>
      <text:p text:style-name="P5"><text:span text:style-name="T1">3. </text:span>Как выглядит функция ошибки mse?</text:p>
      <text:p text:style-name="P5"><draw:frame draw:style-name="fr1" draw:name="Image1" text:anchor-type="paragraph" svg:width="3.649cm" svg:height="1.005cm" draw:z-index="0"><draw:image xlink:href="Pictures/100000000000008A0000002678877D9320B6177E.png" xlink:type="simple" xlink:show="embed" xlink:actuate="onLoad" loext:mime-type="image/png"/></draw:frame></text:p>
      <text:p text:style-name="P5"/>
      <text:p text:style-name="P5"><text:span text:style-name="T1">4. </text:span>По графикам 1 и 3 из ответа можно ли сказать, что сеть обучилась?</text:p>
      <text:p text:style-name="P8">Да, по графикам можно сказать, что сеть обучилась, так как на тестовых данных ошибка перестает уменьшаться, а на тренировочных дальше уменьшается. </text:p>
      <text:p text:style-name="P5"/>
      <text:p text:style-name="P5"><text:span text:style-name="T1">5. </text:span>Зачем нужна данная строка кода "np.random.shuffle(dataset)"?</text:p>
      <text:p text:style-name="P6">В данном датасете сначала подряд идут данные одного вида (камни), а потом другого (металл), поэтому необходимо перемешать данные, чтобы модель видела все данные вперемешку, а не сначала одни, а потом другие.</text:p>
      <text:p text:style-name="P5"/>
      <text:p text:style-name="P5"><text:span text:style-name="T1">6. </text:span>Для чего нужен параметр input_dim функции Dense?</text:p>
      <text:p text:style-name="P6">input_dim указывает количество объектов в одной строке, я написал его только для входного слоя, можно писать и для остальные слоев, но это будет не совсем корректно.</text:p>
      <text:p text:style-name="P6"/>
      <text:p text:style-name="P5"><text:span text:style-name="T1">7. </text:span>Как рассчитывается метрика accuracy?</text:p>
      <text:p text:style-name="P7">Это отношение правильных решений, к общей выборке. 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59:20.147267264</meta:creation-date>
    <dc:date>2020-03-28T14:25:59.043703347</dc:date>
    <meta:editing-duration>PT5M1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176" meta:character-count="1185" meta:non-whitespace-character-count="1019"/>
  </office:meta>
</office:document-meta>
</file>